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0.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51cm" fo:min-width="1.184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6" style:family="graphic" style:parent-style-name="standard">
      <style:graphic-properties draw:textarea-horizontal-align="justify" draw:textarea-vertical-align="middle" draw:auto-grow-height="false" fo:min-height="0.651cm" fo:min-width="1.106cm"/>
    </style:style>
    <style:style style:name="gr7" style:family="graphic" style:parent-style-name="standard">
      <style:graphic-properties draw:textarea-horizontal-align="justify" draw:textarea-vertical-align="middle" draw:auto-grow-height="false" fo:min-height="0.551cm" fo:min-width="1.0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7cm" svg:height="1.4cm" svg:x="2.101cm" svg:y="4.1cm">
          <text:p text:style-name="P1"><text:span text:style-name="T1">Neues </text:span></text:p>
          <text:p text:style-name="P1"><text:span text:style-name="T1">Zeichen ‚\‘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3.401cm" svg:y1="3.2cm" svg:x2="3.451cm" svg:y2="4.1cm" draw:start-shape="id1" draw:start-glue-point="2" draw:end-shape="id2" draw:end-glue-point="4" svg:d="M3401 3200v451h50v449" svg:viewBox="0 0 51 901">
          <text:p/>
        </draw:connector>
        <draw:connector draw:style-name="gr3" draw:text-style-name="P4" draw:layer="layout" svg:x1="2.101cm" svg:y1="4.8cm" svg:x2="2.301cm" svg:y2="2.75cm" draw:start-shape="id2" draw:start-glue-point="5" draw:end-shape="id1" draw:end-glue-point="3" svg:d="M2101 4800h-501v-2050h701" svg:viewBox="0 0 702 2051">
          <text:p text:style-name="P1"><text:span text:style-name="T2">n</text:span><text:span text:style-name="T2">e</text:span><text:span text:style-name="T2">i</text:span><text:span text:style-name="T2">n</text:span></text:p>
        </draw:connector>
        <draw:custom-shape draw:style-name="gr4" draw:text-style-name="P5" xml:id="id1" draw:id="id1" draw:layer="layout" svg:width="2.2cm" svg:height="0.9cm" svg:x="2.301cm" svg:y="2.3cm">
          <text:p text:style-name="P1"><text:span text:style-name="T1">Wa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draw:line-skew="-0.7cm" svg:x1="2.101cm" svg:y1="8.6cm" svg:x2="2.301cm" svg:y2="2.75cm" draw:end-shape="id1" draw:end-glue-point="3" svg:d="M2101 8600h-1001v-5850h1201" svg:viewBox="0 0 1202 5851">
          <text:p/>
        </draw:connector>
        <draw:connector draw:style-name="gr2" draw:text-style-name="P3" draw:layer="layout" svg:x1="3.451cm" svg:y1="5.5cm" svg:x2="3.451cm" svg:y2="6.2cm" draw:start-shape="id2" draw:start-glue-point="6" svg:d="M3451 5500v700" svg:viewBox="0 0 1 701">
          <text:p/>
        </draw:connector>
        <draw:custom-shape draw:style-name="gr5" draw:text-style-name="P5" xml:id="id3" draw:id="id3" draw:layer="layout" svg:width="2.1cm" svg:height="0.9cm" svg:x="9.8cm" svg:y="17.6cm">
          <text:p text:style-name="P1"><text:span text:style-name="T1">Id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" draw:id="id5" draw:layer="layout" svg:width="2.1cm" svg:height="0.9cm" svg:x="9.8cm" svg:y="21.3cm">
          <text:p text:style-name="P1"><text:span text:style-name="T1">Recei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6" draw:id="id6" draw:layer="layout" svg:width="2.1cm" svg:height="0.9cm" svg:x="9.8cm" svg:y="25cm">
          <text:p text:style-name="P1"><text:span text:style-name="T1">End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4" draw:id="id4" draw:layer="layout" svg:width="2.7cm" svg:height="1.4cm" svg:x="9.5cm" svg:y="19.2cm">
          <text:p text:style-name="P1"><text:span text:style-name="T1">Got Interrup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0.85cm" svg:y1="18.5cm" svg:x2="10.85cm" svg:y2="19.2cm" draw:start-shape="id3" draw:start-glue-point="6" draw:end-shape="id4" draw:end-glue-point="4" svg:d="M10850 18500v700" svg:viewBox="0 0 1 701">
          <text:p/>
        </draw:connector>
        <draw:connector draw:style-name="gr2" draw:text-style-name="P3" draw:layer="layout" svg:x1="10.85cm" svg:y1="20.6cm" svg:x2="10.85cm" svg:y2="21.3cm" draw:start-shape="id4" draw:start-glue-point="6" draw:end-shape="id5" draw:end-glue-point="4" svg:d="M10850 20600v700" svg:viewBox="0 0 1 701">
          <text:p/>
        </draw:connector>
        <draw:connector draw:style-name="gr2" draw:text-style-name="P3" draw:layer="layout" svg:x1="10.85cm" svg:y1="22.2cm" svg:x2="10.85cm" svg:y2="22.9cm" draw:start-shape="id5" draw:start-glue-point="6" svg:d="M10850 22200v700" svg:viewBox="0 0 1 701">
          <text:p/>
        </draw:connector>
        <draw:connector draw:style-name="gr2" draw:text-style-name="P3" draw:layer="layout" svg:x1="10.85cm" svg:y1="24.3cm" svg:x2="10.85cm" svg:y2="25cm" draw:end-shape="id6" draw:end-glue-point="4" svg:d="M10850 24300v700" svg:viewBox="0 0 1 701">
          <text:p/>
        </draw:connector>
        <draw:custom-shape draw:style-name="gr1" draw:text-style-name="P5" draw:layer="layout" svg:width="2.7cm" svg:height="1.4cm" svg:x="9.501cm" svg:y="22.901cm">
          <text:p text:style-name="P1"><text:span text:style-name="T1">Tim</text:span><text:span text:style-name="T1">e </text:span><text:span text:style-name="T1">Ga</text:span><text:span text:style-name="T1">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5" xml:id="id7" draw:id="id7" draw:layer="layout" svg:width="2.7cm" svg:height="1.4cm" svg:x="9.5cm" svg:y="26.5cm">
          <text:p text:style-name="P1"><text:span text:style-name="T1">Data process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0.85cm" svg:y1="25.9cm" svg:x2="10.85cm" svg:y2="26.5cm" draw:start-shape="id6" draw:start-glue-point="6" draw:end-shape="id7" draw:end-glue-point="4" svg:d="M10850 25900v600" svg:viewBox="0 0 1 601">
          <text:p/>
        </draw:connector>
        <draw:connector draw:style-name="gr2" draw:text-style-name="P3" draw:layer="layout" draw:line-skew="-0.202cm 0.198cm -0.199cm" svg:x1="10.85cm" svg:y1="27.9cm" svg:x2="10.85cm" svg:y2="17.6cm" draw:start-shape="id7" draw:start-glue-point="6" draw:end-shape="id3" draw:end-glue-point="4" svg:d="M10850 27900v300h2050v-11300h-2050v700" svg:viewBox="0 0 2051 11301">
          <text:p/>
        </draw:connector>
        <draw:custom-shape draw:style-name="gr6" draw:text-style-name="P5" xml:id="id8" draw:id="id8" draw:layer="layout" svg:width="2.1cm" svg:height="0.9cm" svg:x="2.402cm" svg:y="6.201cm">
          <text:p text:style-name="P1"><text:span text:style-name="T1">Wa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9" draw:id="id9" draw:layer="layout" svg:width="2.7cm" svg:height="1.4cm" svg:x="2.102cm" svg:y="7.901cm">
          <text:p text:style-name="P1"><text:span text:style-name="T1">Neues </text:span></text:p>
          <text:p text:style-name="P1"><text:span text:style-name="T1">Zeichen ‚&gt;‘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3.452cm" svg:y1="7.101cm" svg:x2="3.452cm" svg:y2="7.901cm" draw:start-shape="id8" draw:start-glue-point="2" draw:end-shape="id9" draw:end-glue-point="4" svg:d="M3452 7101v800" svg:viewBox="0 0 1 801">
          <text:p/>
        </draw:connector>
        <draw:custom-shape draw:style-name="gr6" draw:text-style-name="P5" xml:id="id10" draw:id="id10" draw:layer="layout" svg:width="2.1cm" svg:height="0.9cm" svg:x="2.398cm" svg:y="10cm">
          <text:p text:style-name="P1"><text:span text:style-name="T1">Wa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svg:x1="3.448cm" svg:y1="10.9cm" svg:x2="3.448cm" svg:y2="11.7cm" draw:start-shape="id10" draw:start-glue-point="2" draw:end-shape="id11" draw:end-glue-point="0" svg:d="M3448 10900v800" svg:viewBox="0 0 1 801">
          <text:p/>
        </draw:connector>
        <draw:connector draw:style-name="gr2" draw:text-style-name="P3" draw:layer="layout" svg:x1="3.452cm" svg:y1="9.301cm" svg:x2="3.448cm" svg:y2="10cm" draw:start-shape="id9" draw:start-glue-point="6" draw:end-shape="id10" draw:end-glue-point="0" svg:d="M3452 9301v350h-4v349" svg:viewBox="0 0 5 700">
          <text:p/>
        </draw:connector>
        <draw:custom-shape draw:style-name="gr6" draw:text-style-name="P5" draw:layer="layout" svg:width="2.1cm" svg:height="0.9cm" svg:x="2.399cm" svg:y="10.001cm">
          <text:p text:style-name="P1"><text:span text:style-name="T1">Wa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xml:id="id11" draw:id="id11" draw:layer="layout" svg:width="2.1cm" svg:height="0.9cm" svg:x="2.398cm" svg:y="11.7cm">
          <text:p text:style-name="P1"><text:span text:style-name="T1">Header</text:span></text:p>
          <text:p text:style-name="P1"><text:span text:style-name="T1">auswe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5" xml:id="id12" draw:id="id12" draw:layer="layout" svg:width="2.5cm" svg:height="0.8cm" svg:x="5.298cm" svg:y="11cm">
          <text:p text:style-name="P1"><text:span text:style-name="T1">Verschl.-Ty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5" xml:id="id13" draw:id="id13" draw:layer="layout" svg:width="2.5cm" svg:height="0.8cm" svg:x="5.298cm" svg:y="12.1cm">
          <text:p text:style-name="P1"><text:span text:style-name="T1">CRC.-Ty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4.498cm" svg:y1="12.15cm" svg:x2="5.548cm" svg:y2="11.4cm" draw:start-shape="id11" draw:start-glue-point="1" draw:end-shape="id12" draw:end-glue-point="6" svg:d="M4498 12150h401v-750h649" svg:viewBox="0 0 1051 751">
          <text:p/>
        </draw:connector>
        <draw:connector draw:style-name="gr2" draw:text-style-name="P3" draw:layer="layout" draw:line-skew="-0.001cm" svg:x1="4.498cm" svg:y1="12.15cm" svg:x2="5.548cm" svg:y2="12.5cm" draw:start-shape="id11" draw:start-glue-point="1" draw:end-shape="id13" draw:end-glue-point="6" svg:d="M4498 12150h400v350h650" svg:viewBox="0 0 1051 351">
          <text:p/>
        </draw:connector>
        <draw:connector draw:style-name="gr2" draw:text-style-name="P3" draw:layer="layout" svg:x1="3.448cm" svg:y1="14.3cm" svg:x2="3.448cm" svg:y2="15.1cm" draw:end-shape="id14" draw:end-glue-point="0" svg:d="M3448 14300v800" svg:viewBox="0 0 1 801">
          <text:p/>
        </draw:connector>
        <draw:custom-shape draw:style-name="gr6" draw:text-style-name="P5" xml:id="id15" draw:id="id15" draw:layer="layout" svg:width="2.1cm" svg:height="0.9cm" svg:x="2.399cm" svg:y="13.401cm">
          <text:p text:style-name="P1"><text:span text:style-name="T1">Wa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xml:id="id14" draw:id="id14" draw:layer="layout" svg:width="2.1cm" svg:height="0.9cm" svg:x="2.398cm" svg:y="15.1cm">
          <text:p text:style-name="P1"><text:span text:style-name="T1">Länge </text:span></text:p>
          <text:p text:style-name="P1"><text:span text:style-name="T1">auswe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svg:x1="3.448cm" svg:y1="12.6cm" svg:x2="3.449cm" svg:y2="13.401cm" draw:start-shape="id11" draw:start-glue-point="2" draw:end-shape="id15" draw:end-glue-point="0" svg:d="M3448 12600v401h1v400" svg:viewBox="0 0 2 802">
          <text:p/>
        </draw:connector>
        <draw:custom-shape draw:style-name="gr7" draw:text-style-name="P5" xml:id="id19" draw:id="id19" draw:layer="layout" svg:width="2.5cm" svg:height="0.8cm" svg:x="5.299cm" svg:y="12.101cm">
          <text:p text:style-name="P1"><text:span text:style-name="T1">CRC.-Ty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5" xml:id="id16" draw:id="id16" draw:layer="layout" svg:width="2.5cm" svg:height="0.8cm" svg:x="5.298cm" svg:y="15.1cm">
          <text:p text:style-name="P1"><text:span text:style-name="T1">Länge = </text:span></text:p>
          <text:p text:style-name="P1"><text:span text:style-name="T1">LL+CR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4.498cm" svg:y1="15.55cm" svg:x2="5.548cm" svg:y2="15.5cm" draw:start-shape="id14" draw:start-glue-point="1" draw:end-shape="id16" draw:end-glue-point="6" svg:d="M4498 15550h401v-50h649" svg:viewBox="0 0 1051 51">
          <text:p/>
        </draw:connector>
        <draw:connector draw:style-name="gr2" draw:text-style-name="P3" draw:layer="layout" svg:x1="3.45cm" svg:y1="17.5cm" svg:x2="3.45cm" svg:y2="18.2cm" draw:start-shape="id17" draw:start-glue-point="2" draw:end-shape="id18" draw:end-glue-point="0" svg:d="M3450 17500v700" svg:viewBox="0 0 1 701">
          <text:p/>
        </draw:connector>
        <draw:custom-shape draw:style-name="gr6" draw:text-style-name="P5" xml:id="id17" draw:id="id17" draw:layer="layout" svg:width="2.1cm" svg:height="0.9cm" svg:x="2.4cm" svg:y="16.6cm">
          <text:p text:style-name="P1"><text:span text:style-name="T1">Wart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xml:id="id18" draw:id="id18" draw:layer="layout" svg:width="2.1cm" svg:height="0.9cm" svg:x="2.4cm" svg:y="18.2cm">
          <text:p text:style-name="P1"><text:span text:style-name="T1">Zeichen </text:span></text:p>
          <text:p text:style-name="P1"><text:span text:style-name="T1">les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svg:x1="3.448cm" svg:y1="16cm" svg:x2="3.45cm" svg:y2="16.6cm" draw:start-shape="id14" draw:start-glue-point="2" draw:end-shape="id17" draw:end-glue-point="0" svg:d="M3448 16000v301h2v299" svg:viewBox="0 0 3 601">
          <text:p/>
        </draw:connector>
        <draw:connector draw:style-name="gr2" draw:text-style-name="P3" draw:layer="layout" draw:type="line" svg:x1="6.549cm" svg:y1="12.901cm" svg:x2="6.798cm" svg:y2="15.1cm" draw:start-shape="id19" draw:start-glue-point="8" draw:end-shape="id16" draw:end-glue-point="4" svg:d="M6549 12901l249 2199" svg:viewBox="0 0 250 2200">
          <text:p/>
        </draw:connector>
        <draw:custom-shape draw:style-name="gr7" draw:text-style-name="P5" xml:id="id20" draw:id="id20" draw:layer="layout" svg:width="2.5cm" svg:height="0.8cm" svg:x="5.1cm" svg:y="18.2cm">
          <text:p text:style-name="P1"><text:span text:style-name="T1">Zeich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4.5cm" svg:y1="18.65cm" svg:x2="5.35cm" svg:y2="18.6cm" draw:start-shape="id18" draw:start-glue-point="1" draw:end-shape="id20" draw:end-glue-point="6" svg:d="M4500 18650l850-50" svg:viewBox="0 0 851 51">
          <text:p/>
        </draw:connector>
        <draw:custom-shape draw:style-name="gr1" draw:text-style-name="P5" xml:id="id21" draw:id="id21" draw:layer="layout" svg:width="2.7cm" svg:height="1.4cm" svg:x="2.098cm" svg:y="20.3cm">
          <text:p text:style-name="P1"><text:span text:style-name="T1">Letztes Zeich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7.544cm" svg:y1="15.5cm" svg:x2="4.798cm" svg:y2="21cm" draw:start-shape="id16" draw:start-glue-point="9" draw:end-shape="id21" draw:end-glue-point="7" svg:d="M7544 15500h756v5500h-3502" svg:viewBox="0 0 3503 5501">
          <text:p/>
        </draw:connector>
        <draw:connector draw:style-name="gr2" draw:text-style-name="P3" draw:layer="layout" svg:x1="3.45cm" svg:y1="19.1cm" svg:x2="3.448cm" svg:y2="20.3cm" draw:start-shape="id18" draw:start-glue-point="2" draw:end-shape="id21" draw:end-glue-point="4" svg:d="M3450 19100v601h-2v599" svg:viewBox="0 0 3 1201">
          <text:p/>
        </draw:connector>
        <draw:custom-shape draw:style-name="gr6" draw:text-style-name="P5" draw:layer="layout" svg:width="2.1cm" svg:height="0.9cm" svg:x="16.7cm" svg:y="22.1cm">
          <text:p text:style-name="P1"><text:span text:style-name="T1">Zeichen </text:span></text:p>
          <text:p text:style-name="P1"><text:span text:style-name="T1">lese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draw:layer="layout" svg:width="2.1cm" svg:height="0.9cm" svg:x="2.5cm" svg:y="22.5cm">
          <text:p text:style-name="P1"><text:span text:style-name="T1">Zeichen </text:span></text:p>
          <text:p text:style-name="P1"><text:span text:style-name="T1">entschlüssel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715cm" svg:height="0.725cm" svg:x="9.3cm" svg:y="15.875cm">
          <draw:text-box>
            <text:p><text:span text:style-name="T3">E</text:span><text:span text:style-name="T3">m</text:span><text:span text:style-name="T3">pf</text:span><text:span text:style-name="T3">än</text:span><text:span text:style-name="T3">ge</text:span><text:span text:style-name="T3">rst</text:span><text:span text:style-name="T3">at</text:span><text:span text:style-name="T3">us</text:span></text:p>
          </draw:text-box>
        </draw:frame>
        <draw:custom-shape draw:style-name="gr5" draw:text-style-name="P5" xml:id="id22" draw:id="id22" draw:layer="layout" svg:width="2.1cm" svg:height="0.9cm" svg:x="12.415cm" svg:y="3.524cm">
          <text:p text:style-name="P1"><text:span text:style-name="T1">Id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4" draw:id="id24" draw:layer="layout" svg:width="2.1cm" svg:height="0.9cm" svg:x="12.415cm" svg:y="7.224cm">
          <text:p text:style-name="P1"><text:span text:style-name="T1">Send one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xml:id="id23" draw:id="id23" draw:layer="layout" svg:width="2.7cm" svg:height="1.4cm" svg:x="12.115cm" svg:y="5.124cm">
          <text:p text:style-name="P1"><text:span text:style-name="T1">New Dat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3.465cm" svg:y1="4.424cm" svg:x2="13.465cm" svg:y2="5.124cm" draw:start-shape="id22" draw:start-glue-point="6" draw:end-shape="id23" draw:end-glue-point="4" svg:d="M13465 4424v700" svg:viewBox="0 0 1 701">
          <text:p/>
        </draw:connector>
        <draw:connector draw:style-name="gr2" draw:text-style-name="P3" draw:layer="layout" svg:x1="13.465cm" svg:y1="6.524cm" svg:x2="13.465cm" svg:y2="7.224cm" draw:start-shape="id23" draw:start-glue-point="6" draw:end-shape="id24" draw:end-glue-point="4" svg:d="M13465 6524v700" svg:viewBox="0 0 1 701">
          <text:p/>
        </draw:connector>
        <draw:connector draw:style-name="gr2" draw:text-style-name="P3" draw:layer="layout" svg:x1="13.465cm" svg:y1="8.124cm" svg:x2="13.465cm" svg:y2="8.824cm" draw:start-shape="id24" draw:start-glue-point="6" svg:d="M13465 8124v700" svg:viewBox="0 0 1 701">
          <text:p/>
        </draw:connector>
        <draw:connector draw:style-name="gr2" draw:text-style-name="P3" draw:layer="layout" svg:x1="13.465cm" svg:y1="10.224cm" svg:x2="13.465cm" svg:y2="12.424cm" draw:end-shape="id25" draw:end-glue-point="4" svg:d="M13465 10224v2200" svg:viewBox="0 0 1 2201">
          <text:p/>
        </draw:connector>
        <draw:custom-shape draw:style-name="gr1" draw:text-style-name="P5" xml:id="id26" draw:id="id26" draw:layer="layout" svg:width="2.7cm" svg:height="1.4cm" svg:x="12.116cm" svg:y="8.825cm">
          <text:p text:style-name="P1"><text:span text:style-name="T1">Check rec. by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5" xml:id="id25" draw:id="id25" draw:layer="layout" svg:width="2.7cm" svg:height="1.4cm" svg:x="12.115cm" svg:y="12.424cm">
          <text:p text:style-name="P1"><text:span text:style-name="T1">Last byte </text:span></text:p>
          <text:p text:style-name="P1"><text:span text:style-name="T1">process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line-skew="1.483cm" svg:x1="14.815cm" svg:y1="13.124cm" svg:x2="13.465cm" svg:y2="3.524cm" draw:start-shape="id25" draw:start-glue-point="7" draw:end-shape="id22" draw:end-glue-point="4" svg:d="M14815 13124h1985v-10101h-3335v501" svg:viewBox="0 0 3336 10102">
          <text:p/>
        </draw:connector>
        <draw:frame draw:style-name="gr8" draw:text-style-name="P6" draw:layer="layout" svg:width="3.008cm" svg:height="0.725cm" svg:x="12cm" svg:y="1.8cm">
          <draw:text-box>
            <text:p><text:span text:style-name="T3">S</text:span><text:span text:style-name="T3">e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t</text:span><text:span text:style-name="T3">u</text:span><text:span text:style-name="T3">s</text:span></text:p>
          </draw:text-box>
        </draw:frame>
        <draw:custom-shape draw:style-name="gr1" draw:text-style-name="P5" xml:id="id27" draw:id="id27" draw:layer="layout" svg:width="2.7cm" svg:height="1.4cm" svg:x="8.4cm" svg:y="8.8cm">
          <text:p text:style-name="P1"><text:span text:style-name="T1">Wait Rec. </text:span><text:span text:style-name="T1">Id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5" xml:id="id28" draw:id="id28" draw:layer="layout" svg:width="2.1cm" svg:height="0.9cm" svg:x="8.7cm" svg:y="7.1cm">
          <text:p text:style-name="P1"><text:span text:style-name="T1">Wait rand.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9" draw:id="id29" draw:layer="layout" svg:width="2.1cm" svg:height="0.9cm" svg:x="8.7cm" svg:y="5.6cm">
          <text:p text:style-name="P1"><text:span text:style-name="T1">Reset </text:span><text:span text:style-name="T1">Send-</text:span></text:p>
          <text:p text:style-name="P1"><text:span text:style-name="T1">Cou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2.116cm" svg:y1="9.525cm" svg:x2="11.1cm" svg:y2="9.5cm" draw:start-shape="id26" draw:start-glue-point="5" draw:end-shape="id27" draw:end-glue-point="7" svg:d="M12116 9525h-507v-25h-509" svg:viewBox="0 0 1017 26">
          <text:p/>
        </draw:connector>
        <draw:connector draw:style-name="gr2" draw:text-style-name="P3" draw:layer="layout" svg:x1="9.75cm" svg:y1="8.8cm" svg:x2="9.75cm" svg:y2="8cm" draw:start-shape="id27" draw:start-glue-point="4" draw:end-shape="id28" draw:end-glue-point="6" svg:d="M9750 8800v-800" svg:viewBox="0 0 1 801">
          <text:p/>
        </draw:connector>
        <draw:connector draw:style-name="gr2" draw:text-style-name="P3" draw:layer="layout" svg:x1="9.75cm" svg:y1="7.1cm" svg:x2="9.75cm" svg:y2="6.5cm" draw:start-shape="id28" draw:start-glue-point="4" draw:end-shape="id29" draw:end-glue-point="6" svg:d="M9750 7100v-600" svg:viewBox="0 0 1 601">
          <text:p/>
        </draw:connector>
        <draw:connector draw:style-name="gr2" draw:text-style-name="P3" draw:layer="layout" svg:x1="10.8cm" svg:y1="6.05cm" svg:x2="12.415cm" svg:y2="7.674cm" draw:start-shape="id29" draw:start-glue-point="7" draw:end-shape="id24" draw:end-glue-point="5" svg:d="M10800 6050h808v1624h807" svg:viewBox="0 0 1616 1625">
          <text:p/>
        </draw:connector>
        <draw:connector draw:style-name="gr9" draw:text-style-name="P3" draw:layer="layout" draw:line-skew="-0.299cm" svg:x1="9.8cm" svg:y1="18.05cm" svg:x2="9.75cm" svg:y2="10.2cm" draw:start-shape="id3" draw:start-glue-point="5" draw:end-shape="id27" draw:end-glue-point="6" svg:d="M9800 18050h-800v-4149h750v-3701" svg:viewBox="0 0 801 7851">
          <text:p/>
        </draw:connector>
        <draw:connector draw:style-name="gr2" draw:text-style-name="P3" draw:layer="layout" draw:line-skew="0cm 0.483cm" svg:x1="13.465cm" svg:y1="13.824cm" svg:x2="14.515cm" svg:y2="7.674cm" draw:start-shape="id25" draw:start-glue-point="6" draw:end-shape="id24" draw:end-glue-point="7" svg:d="M13465 13824v502h2335v-6652h-1285" svg:viewBox="0 0 2336 6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20:05:19.237983505</meta:creation-date>
    <dc:date>2018-03-09T21:52:11.035546906</dc:date>
    <meta:editing-duration>PT2H52M2S</meta:editing-duration>
    <meta:editing-cycles>4</meta:editing-cycles>
    <meta:generator>LibreOffice/5.1.6.2$Linux_X86_64 LibreOffice_project/10m0$Build-2</meta:generator>
    <meta:document-statistic meta:object-count="70"/>
  </office:meta>
</office:document-meta>
</file>